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2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5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6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7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8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39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0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1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42" style:family="paragraph" style:parent-style-name="Text_20_body" style:list-style-name="L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1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1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1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1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18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19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2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23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59" style:family="paragraph" style:parent-style-name="Text_20_body" style:list-style-name="L10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0" style:family="paragraph" style:parent-style-name="Text_20_body" style:list-style-name="L1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1" style:family="paragraph" style:parent-style-name="Text_20_body" style:list-style-name="L16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2" style:family="paragraph" style:parent-style-name="Text_20_body" style:list-style-name="L17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3" style:family="paragraph" style:parent-style-name="Text_20_body" style:list-style-name="L21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4" style:family="paragraph" style:parent-style-name="Text_20_body" style:list-style-name="L22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5" style:family="paragraph" style:parent-style-name="Text_20_body" style:list-style-name="L24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66" style:family="paragraph" style:parent-style-name="Text_20_body" style:list-style-name="L25">
      <loext:graphic-properties draw:fill="none" draw:fill-color="#ffffff"/>
      <style:paragraph-properties fo:margin-top="0in" fo:margin-bottom="0.0138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63bc699-7fff-8dde-86e7-160d1855979c"/>1: Bootstrap 3 is mobile-first.</text:p>
      <text:list xml:id="list376234736" text:style-name="L1">
        <text:list-item>
          <text:p text:style-name="P26">True  </text:p>
        </text:list-item>
        <text:list-item>
          <text:p text:style-name="P42">False</text:p>
        </text:list-item>
      </text:list>
      <text:p text:style-name="P1">2: Which class provides a responsive fixed width container?</text:p>
      <text:list xml:id="list997932990" text:style-name="L2">
        <text:list-item>
          <text:p text:style-name="P27">.container  </text:p>
        </text:list-item>
        <text:list-item>
          <text:p text:style-name="P2">.container-fixed</text:p>
        </text:list-item>
        <text:list-item>
          <text:p text:style-name="P43">.container-fluid</text:p>
        </text:list-item>
      </text:list>
      <text:p text:style-name="P1">3: Which class provides a full width container, spanning the entire width of the viewport?</text:p>
      <text:list xml:id="list4049294638" text:style-name="L3">
        <text:list-item>
          <text:p text:style-name="P28">.container-fluid  </text:p>
        </text:list-item>
        <text:list-item>
          <text:p text:style-name="P3">.container-fixed</text:p>
        </text:list-item>
        <text:list-item>
          <text:p text:style-name="P44">.container</text:p>
        </text:list-item>
      </text:list>
      <text:p text:style-name="P1">4: The Bootstrap grid system is based on how many columns?</text:p>
      <text:list xml:id="list1893799511" text:style-name="L4">
        <text:list-item>
          <text:p text:style-name="P29">12  </text:p>
        </text:list-item>
        <text:list-item>
          <text:p text:style-name="P4">6</text:p>
        </text:list-item>
        <text:list-item>
          <text:p text:style-name="P4">9</text:p>
        </text:list-item>
        <text:list-item>
          <text:p text:style-name="P45">3</text:p>
        </text:list-item>
      </text:list>
      <text:p text:style-name="P1">5. Which class adds zebra-stripes to a table?</text:p>
      <text:list xml:id="list4207730240" text:style-name="L5">
        <text:list-item>
          <text:p text:style-name="P5">.even and .odd  </text:p>
        </text:list-item>
        <text:list-item>
          <text:p text:style-name="P30">.table-striped  </text:p>
        </text:list-item>
        <text:list-item>
          <text:p text:style-name="P5">.table-bordered</text:p>
        </text:list-item>
        <text:list-item>
          <text:p text:style-name="P46">.table-zebra</text:p>
        </text:list-item>
      </text:list>
      <text:p text:style-name="P1">6: Which class shapes an image to a circle?</text:p>
      <text:list xml:id="list1419265313" text:style-name="L6">
        <text:list-item>
          <text:p text:style-name="P31">.img-circle  </text:p>
        </text:list-item>
        <text:list-item>
          <text:p text:style-name="P6">.img-rounded</text:p>
        </text:list-item>
        <text:list-item>
          <text:p text:style-name="P6">.img-round</text:p>
        </text:list-item>
        <text:list-item>
          <text:p text:style-name="P47">.img-thumbnail</text:p>
        </text:list-item>
      </text:list>
      <text:p text:style-name="P1">7: Which class is used to create a big box for calling extra attention?</text:p>
      <text:list xml:id="list2908383442" text:style-name="L7">
        <text:list-item>
          <text:p text:style-name="P7">.bigbox  </text:p>
        </text:list-item>
        <text:list-item>
          <text:p text:style-name="P7">.container</text:p>
        </text:list-item>
        <text:list-item>
          <text:p text:style-name="P58">.jumbotron  </text:p>
        </text:list-item>
      </text:list>
      <text:p text:style-name="P1">8: Which button class is used to create a large button?</text:p>
      <text:list xml:id="list3903627470" text:style-name="L8">
        <text:list-item>
          <text:p text:style-name="P32">.btn-lg  </text:p>
        </text:list-item>
        <text:list-item>
          <text:p text:style-name="P8"><text:soft-page-break/>.btn-l</text:p>
        </text:list-item>
        <text:list-item>
          <text:p text:style-name="P8">.btn-large</text:p>
        </text:list-item>
        <text:list-item>
          <text:p text:style-name="P48">.btn-xl</text:p>
        </text:list-item>
      </text:list>
      <text:p text:style-name="P1">9: Which class is used to create a button group?</text:p>
      <text:list xml:id="list1564123550" text:style-name="L9">
        <text:list-item>
          <text:p text:style-name="P9">.group-button  </text:p>
        </text:list-item>
        <text:list-item>
          <text:p text:style-name="P9">.button-group</text:p>
        </text:list-item>
        <text:list-item>
          <text:p text:style-name="P33">.btn-group  </text:p>
        </text:list-item>
        <text:list-item>
          <text:p text:style-name="P49">.group-btn</text:p>
        </text:list-item>
      </text:list>
      <text:p text:style-name="P1">10: How can you insert a search icon?</text:p>
      <text:list xml:id="list1798272788" text:style-name="L10">
        <text:list-item>
          <text:p text:style-name="P10">&lt;span class="glyphicon-search"&gt;&lt;/span&gt;  </text:p>
        </text:list-item>
        <text:list-item>
          <text:p text:style-name="P10">&lt;span class="glyphicon search"&gt;&lt;/span&gt;</text:p>
        </text:list-item>
        <text:list-item>
          <text:p text:style-name="P10">&lt;span class="glyph glyph-search"&gt;&lt;/span&gt;</text:p>
        </text:list-item>
        <text:list-item>
          <text:p text:style-name="P59">&lt;span class="glyphicon glyphicon-search"&gt;&lt;/span&gt;  </text:p>
        </text:list-item>
      </text:list>
      <text:p text:style-name="P1">11: Which class is used to create a badge?</text:p>
      <text:list xml:id="list3365953099" text:style-name="L11">
        <text:list-item>
          <text:p text:style-name="P34">.badge  </text:p>
        </text:list-item>
        <text:list-item>
          <text:p text:style-name="P11">.tag</text:p>
        </text:list-item>
        <text:list-item>
          <text:p text:style-name="P11">.label</text:p>
        </text:list-item>
        <text:list-item>
          <text:p text:style-name="P50">.flag</text:p>
        </text:list-item>
      </text:list>
      <text:p text:style-name="P1">12: Which class is used to create a basic pagination?</text:p>
      <text:list xml:id="list2284338418" text:style-name="L12">
        <text:list-item>
          <text:p text:style-name="P12">.page  </text:p>
        </text:list-item>
        <text:list-item>
          <text:p text:style-name="P12">.navigation</text:p>
        </text:list-item>
        <text:list-item>
          <text:p text:style-name="P35">.pagination  </text:p>
        </text:list-item>
        <text:list-item>
          <text:p text:style-name="P51">.pages</text:p>
        </text:list-item>
      </text:list>
      <text:p text:style-name="P1">13: Which class is used to create a basic list group?</text:p>
      <text:list xml:id="list791230674" text:style-name="L13">
        <text:list-item>
          <text:p text:style-name="P13">.grouped-list  </text:p>
        </text:list-item>
        <text:list-item>
          <text:p text:style-name="P36">.list-group  </text:p>
        </text:list-item>
        <text:list-item>
          <text:p text:style-name="P52">.group-list</text:p>
        </text:list-item>
      </text:list>
      <text:p text:style-name="P1">14: Which class adds a heading to a panel?</text:p>
      <text:list xml:id="list4138990509" text:style-name="L14">
        <text:list-item>
          <text:p text:style-name="P14">.panel-head  </text:p>
        </text:list-item>
        <text:list-item>
          <text:p text:style-name="P14">.panel-header</text:p>
        </text:list-item>
        <text:list-item>
          <text:p text:style-name="P14">.panel-footer</text:p>
        </text:list-item>
        <text:list-item>
          <text:p text:style-name="P60">.panel-heading  </text:p>
        </text:list-item>
      </text:list>
      <text:p text:style-name="P1">15: Which class indicates a dropdown menu?</text:p>
      <text:list xml:id="list1335840575" text:style-name="L15">
        <text:list-item>
          <text:p text:style-name="P15"><text:soft-page-break/>.dropdown-list  </text:p>
        </text:list-item>
        <text:list-item>
          <text:p text:style-name="P37">.dropdown  </text:p>
        </text:list-item>
        <text:list-item>
          <text:p text:style-name="P53">.select</text:p>
        </text:list-item>
      </text:list>
      <text:p text:style-name="P1">16: A standard navigation tab is created with:</text:p>
      <text:list xml:id="list1193535387" text:style-name="L16">
        <text:list-item>
          <text:p text:style-name="P16">&lt;ul class="nav nav-navbar"&gt;  </text:p>
        </text:list-item>
        <text:list-item>
          <text:p text:style-name="P16">&lt;ul class="navigation-tabs"&gt;</text:p>
        </text:list-item>
        <text:list-item>
          <text:p text:style-name="P16">&lt;ul class="nav tabs"&gt;</text:p>
        </text:list-item>
        <text:list-item>
          <text:p text:style-name="P61">&lt;ul class="nav nav-tabs"&gt;  </text:p>
        </text:list-item>
      </text:list>
      <text:p text:style-name="P1">17: A standard navigation bar is created with:</text:p>
      <text:list xml:id="list4107866894" text:style-name="L17">
        <text:list-item>
          <text:p text:style-name="P17">&lt;nav class="navigationbar navbar-default"&gt;  </text:p>
        </text:list-item>
        <text:list-item>
          <text:p text:style-name="P17">&lt;nav class="nav navbar"&gt;</text:p>
        </text:list-item>
        <text:list-item>
          <text:p text:style-name="P17">&lt;nav class="navbar default-navbar"&gt;</text:p>
        </text:list-item>
        <text:list-item>
          <text:p text:style-name="P62">&lt;nav class="navbar navbar-default"&gt;  </text:p>
        </text:list-item>
      </text:list>
      <text:p text:style-name="P1">18: Which class is used to create a black navigation bar?</text:p>
      <text:list xml:id="list1428306881" text:style-name="L18">
        <text:list-item>
          <text:p text:style-name="P18">.navbar-default  </text:p>
        </text:list-item>
        <text:list-item>
          <text:p text:style-name="P38">.navbar-inverse  </text:p>
        </text:list-item>
        <text:list-item>
          <text:p text:style-name="P18">.navbar-black</text:p>
        </text:list-item>
        <text:list-item>
          <text:p text:style-name="P54">.navbar-dark</text:p>
        </text:list-item>
      </text:list>
      <text:p text:style-name="P1">19: Which plugin is used to cycle through elements, like a slideshow?</text:p>
      <text:list xml:id="list118812873" text:style-name="L19">
        <text:list-item>
          <text:p text:style-name="P39">Carousel  </text:p>
        </text:list-item>
        <text:list-item>
          <text:p text:style-name="P19">Slideshow</text:p>
        </text:list-item>
        <text:list-item>
          <text:p text:style-name="P19">Scrollspy</text:p>
        </text:list-item>
        <text:list-item>
          <text:p text:style-name="P55">Orbit</text:p>
        </text:list-item>
      </text:list>
      <text:p text:style-name="P1">20: Which plugin is used to create a modal window?</text:p>
      <text:list xml:id="list3796683055" text:style-name="L20">
        <text:list-item>
          <text:p text:style-name="P40">Modal  </text:p>
        </text:list-item>
        <text:list-item>
          <text:p text:style-name="P20">Window</text:p>
        </text:list-item>
        <text:list-item>
          <text:p text:style-name="P20">Popup</text:p>
        </text:list-item>
        <text:list-item>
          <text:p text:style-name="P56">Dialog Box</text:p>
        </text:list-item>
      </text:list>
      <text:p text:style-name="P1">21: Which plugin is used to create a tooltip?</text:p>
      <text:list xml:id="list3448250205" text:style-name="L21">
        <text:list-item>
          <text:p text:style-name="P21">Popup  </text:p>
        </text:list-item>
        <text:list-item>
          <text:p text:style-name="P21">Modal</text:p>
        </text:list-item>
        <text:list-item>
          <text:p text:style-name="P21">Dialog Box</text:p>
        </text:list-item>
        <text:list-item>
          <text:p text:style-name="P63">Tooltip  </text:p>
        </text:list-item>
      </text:list>
      <text:p text:style-name="P1"><text:soft-page-break/>22: Which contextual class indicates a succesful or positive action?</text:p>
      <text:list xml:id="list3603310465" text:style-name="L22">
        <text:list-item>
          <text:p text:style-name="P22">.text-primary  </text:p>
        </text:list-item>
        <text:list-item>
          <text:p text:style-name="P22">.text-warning</text:p>
        </text:list-item>
        <text:list-item>
          <text:p text:style-name="P22">.text-info</text:p>
        </text:list-item>
        <text:list-item>
          <text:p text:style-name="P64">.text-success  </text:p>
        </text:list-item>
      </text:list>
      <text:p text:style-name="P1">23: Which contextual class indicates a dangerous or potentially negative action?</text:p>
      <text:list xml:id="list1463354718" text:style-name="L23">
        <text:list-item>
          <text:p text:style-name="P23">.text-info  </text:p>
        </text:list-item>
        <text:list-item>
          <text:p text:style-name="P23">.text-primary</text:p>
        </text:list-item>
        <text:list-item>
          <text:p text:style-name="P41">.text-danger  </text:p>
        </text:list-item>
        <text:list-item>
          <text:p text:style-name="P57">.text-warning</text:p>
        </text:list-item>
      </text:list>
      <text:p text:style-name="P1">24: Which class indicates uppercased text?</text:p>
      <text:list xml:id="list3883214069" text:style-name="L24">
        <text:list-item>
          <text:p text:style-name="P24">.uppercase  </text:p>
        </text:list-item>
        <text:list-item>
          <text:p text:style-name="P24">.text-capitalize</text:p>
        </text:list-item>
        <text:list-item>
          <text:p text:style-name="P24">.ucase</text:p>
        </text:list-item>
        <text:list-item>
          <text:p text:style-name="P65">.text-uppercase  </text:p>
        </text:list-item>
      </text:list>
      <text:p text:style-name="P1">25: The Bootstrap grid system works across multiple devices.</text:p>
      <text:list xml:id="list2097872299" text:style-name="L25">
        <text:list-item>
          <text:p text:style-name="P25">False  </text:p>
        </text:list-item>
        <text:list-item>
          <text:p text:style-name="P66">True  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57:54.881356215</meta:creation-date>
    <dc:date>2019-06-18T15:58:07.028066352</dc:date>
    <meta:editing-duration>PT12S</meta:editing-duration>
    <meta:editing-cycles>1</meta:editing-cycles>
    <meta:document-statistic meta:table-count="0" meta:image-count="0" meta:object-count="0" meta:page-count="4" meta:paragraph-count="117" meta:word-count="448" meta:character-count="2763" meta:non-whitespace-character-count="2439"/>
    <meta:generator>LibreOffice/6.0.7.3$Linux_X86_64 LibreOffice_project/00m0$Build-3</meta:generator>
  </office:meta>
</office:document-meta>
</file>